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2" draw:layer="layout" svg:width="5.08cm" svg:height="1.905cm" svg:x="8.268cm" svg:y="11.065cm">
          <text:p text:style-name="P1">Motor Menu 1</text:p>
        </draw:ellipse>
        <draw:ellipse draw:style-name="gr1" draw:text-style-name="P1" draw:id="id1" draw:layer="layout" svg:width="3.81cm" svg:height="3.175cm" svg:x="3.012cm" svg:y="13.759cm">
          <text:p text:style-name="P1">Left</text:p>
          <text:p text:style-name="P1">Motor</text:p>
        </draw:ellipse>
        <draw:ellipse draw:style-name="gr1" draw:text-style-name="P1" draw:id="id5" draw:layer="layout" svg:width="3.81cm" svg:height="3.175cm" svg:x="5.093cm" svg:y="19.955cm">
          <text:p text:style-name="P1">Rev</text:p>
          <text:p text:style-name="P1">Left</text:p>
          <text:p text:style-name="P1">Motor</text:p>
        </draw:ellipse>
        <draw:ellipse draw:style-name="gr1" draw:text-style-name="P1" draw:id="id4" draw:layer="layout" svg:width="3.81cm" svg:height="3.175cm" svg:x="12.078cm" svg:y="19.955cm">
          <text:p text:style-name="P1">Rev</text:p>
          <text:p text:style-name="P1">Right</text:p>
          <text:p text:style-name="P1">Motor</text:p>
        </draw:ellipse>
        <draw:ellipse draw:style-name="gr1" draw:text-style-name="P1" draw:id="id3" draw:layer="layout" svg:width="3.81cm" svg:height="3.175cm" svg:x="14.618cm" svg:y="13.605cm">
          <text:p text:style-name="P1">Right</text:p>
          <text:p text:style-name="P1">Motor</text:p>
        </draw:ellipse>
        <draw:connector draw:style-name="gr2" draw:text-style-name="P1" draw:layer="layout" draw:type="curve" svg:x1="10.808cm" svg:y1="4.175cm" svg:x2="10.808cm" svg:y2="4.175cm" svg:d="m10808 4175">
          <text:p/>
        </draw:connector>
        <draw:connector draw:style-name="gr3" draw:text-style-name="P1" draw:layer="layout" draw:type="curve" svg:x1="6.822cm" svg:y1="15.346cm" svg:x2="10.808cm" svg:y2="12.97cm" draw:start-shape="id1" draw:start-glue-point="1" draw:end-shape="id2" draw:end-glue-point="2" svg:d="m6822 15346c2658 0 3986-792 3986-2376">
          <text:p text:style-name="P1">U</text:p>
        </draw:connector>
        <draw:connector draw:style-name="gr3" draw:text-style-name="P1" draw:layer="layout" draw:type="curve" svg:x1="14.618cm" svg:y1="15.192cm" svg:x2="10.808cm" svg:y2="12.97cm" draw:start-shape="id3" draw:start-glue-point="3" draw:end-shape="id2" draw:end-glue-point="2" svg:d="m14618 15192c-2540 0-3810-740-3810-2222">
          <text:p text:style-name="P1">U</text:p>
        </draw:connector>
        <draw:connector draw:style-name="gr3" draw:text-style-name="P1" draw:layer="layout" draw:type="curve" svg:x1="13.983cm" svg:y1="19.955cm" svg:x2="10.808cm" svg:y2="12.97cm" draw:start-shape="id4" draw:start-glue-point="0" draw:end-shape="id2" draw:end-glue-point="2" svg:d="m13983 19955c0-5238-3175-1746-3175-6985">
          <text:p/>
        </draw:connector>
        <draw:frame draw:style-name="gr4" draw:text-style-name="P1" draw:layer="layout" svg:width="1.874cm" svg:height="0.964cm" svg:x="11.705cm" svg:y="17.297cm">
          <draw:text-box>
            <text:p text:style-name="P1">U</text:p>
          </draw:text-box>
        </draw:frame>
        <draw:connector draw:style-name="gr3" draw:text-style-name="P1" draw:layer="layout" draw:type="curve" svg:x1="6.998cm" svg:y1="19.955cm" svg:x2="10.808cm" svg:y2="12.97cm" draw:start-shape="id5" draw:start-glue-point="0" draw:end-shape="id2" draw:end-glue-point="2" svg:d="m6998 19955c0-5238 3810-1746 3810-6985">
          <text:p/>
        </draw:connector>
        <draw:frame draw:style-name="gr4" draw:text-style-name="P1" draw:layer="layout" svg:width="1.874cm" svg:height="0.964cm" svg:x="7.824cm" svg:y="16.885cm">
          <draw:text-box>
            <text:p text:style-name="P1">U</text:p>
          </draw:text-box>
        </draw:frame>
        <draw:connector draw:style-name="gr3" draw:text-style-name="P1" draw:layer="layout" draw:type="curve" svg:x1="8.268cm" svg:y1="12.017cm" svg:x2="4.917cm" svg:y2="13.759cm" draw:start-shape="id2" draw:start-glue-point="3" draw:end-shape="id1" draw:end-glue-point="0" svg:d="m8268 12017c-2234 0-3351 580-3351 1742">
          <text:p text:style-name="P1">L</text:p>
        </draw:connector>
        <draw:connector draw:style-name="gr3" draw:text-style-name="P1" draw:layer="layout" draw:type="curve" svg:x1="13.348cm" svg:y1="12.017cm" svg:x2="16.523cm" svg:y2="13.605cm" draw:start-shape="id2" draw:start-glue-point="1" draw:end-shape="id3" draw:end-glue-point="0" svg:d="m13348 12017c2117 0 3175 529 3175 1588">
          <text:p text:style-name="P1">R</text:p>
        </draw:connector>
        <draw:connector draw:style-name="gr3" draw:text-style-name="P1" draw:layer="layout" draw:type="curve" draw:line-skew="0.339cm" svg:x1="6.998cm" svg:y1="19.955cm" svg:x2="4.917cm" svg:y2="16.934cm" draw:start-shape="id5" draw:start-glue-point="0" draw:end-shape="id1" draw:end-glue-point="2" svg:d="m6998 19955c0-1756-2081-246-2081-3021">
          <text:p/>
        </draw:connector>
        <draw:frame draw:style-name="gr4" draw:text-style-name="P1" draw:layer="layout" svg:width="0.875cm" svg:height="0.964cm" svg:x="4.855cm" svg:y="18.414cm">
          <draw:text-box>
            <text:p text:style-name="P1">&gt;</text:p>
          </draw:text-box>
        </draw:frame>
        <draw:connector draw:style-name="gr2" draw:text-style-name="P1" draw:id="id6" draw:layer="layout" draw:type="curve" svg:x1="3.012cm" svg:y1="15.346cm" svg:x2="3.012cm" svg:y2="15.346cm" draw:start-shape="id1" draw:start-glue-point="3" draw:end-shape="id1" draw:end-glue-point="3" svg:d="m3012 15346">
          <text:p/>
        </draw:connector>
        <draw:connector draw:style-name="gr3" draw:text-style-name="P1" draw:layer="layout" draw:type="curve" draw:line-skew="-2.135cm" svg:x1="3.012cm" svg:y1="15.346cm" svg:x2="5.093cm" svg:y2="21.542cm" draw:start-shape="id6" draw:start-glue-point="0" draw:end-shape="id5" draw:end-glue-point="3" svg:d="m3012 15346c-1641 0-2681 6196 2081 6196">
          <text:p/>
        </draw:connector>
        <draw:frame draw:style-name="gr4" draw:text-style-name="P1" draw:layer="layout" svg:width="0.875cm" svg:height="0.964cm" svg:x="1.857cm" svg:y="18.12cm">
          <draw:text-box>
            <text:p text:style-name="P1">&lt;</text:p>
          </draw:text-box>
        </draw:frame>
        <draw:frame draw:style-name="gr5" draw:layer="layout" svg:width="3.175cm" svg:height="2.155cm" svg:x="6.08cm" svg:y="24.785cm">
          <draw:text-box>
            <text:p>C, F, M, S</text:p>
          </draw:text-box>
        </draw:frame>
        <draw:frame draw:style-name="gr5" draw:layer="layout" svg:width="3.175cm" svg:height="2.155cm" svg:x="13.065cm" svg:y="24.785cm">
          <draw:text-box>
            <text:p>C, F, M, S</text:p>
          </draw:text-box>
        </draw:frame>
        <draw:frame draw:style-name="gr5" draw:layer="layout" svg:width="3.175cm" svg:height="2.155cm" svg:x="1.918cm" svg:y="12.72cm">
          <draw:text-box>
            <text:p>C, F, M, S</text:p>
          </draw:text-box>
        </draw:frame>
        <draw:frame draw:style-name="gr5" draw:layer="layout" svg:width="3.175cm" svg:height="2.155cm" svg:x="17.415cm" svg:y="13.355cm">
          <draw:text-box>
            <text:p>C, F, M, S</text:p>
          </draw:text-box>
        </draw:frame>
        <draw:connector draw:style-name="gr2" draw:text-style-name="P1" draw:layer="layout" draw:type="curve" svg:x1="13.983cm" svg:y1="19.955cm" svg:x2="16.523cm" svg:y2="16.78cm" draw:start-shape="id4" draw:start-glue-point="0" draw:end-shape="id3" draw:end-glue-point="2" svg:d="m13983 19955c0-2380 2540-793 2540-3175">
          <text:p/>
        </draw:connector>
        <draw:frame draw:style-name="gr4" draw:text-style-name="P1" draw:layer="layout" svg:width="1.62cm" svg:height="0.964cm" svg:x="14.772cm" svg:y="18.473cm">
          <draw:text-box>
            <text:p text:style-name="P1">&gt;</text:p>
          </draw:text-box>
        </draw:frame>
        <draw:connector draw:style-name="gr3" draw:text-style-name="P1" draw:layer="layout" draw:type="curve" draw:line-skew="0.424cm" svg:x1="18.428cm" svg:y1="15.192cm" svg:x2="15.888cm" svg:y2="21.542cm" draw:start-shape="id3" draw:start-glue-point="1" draw:end-shape="id4" draw:end-glue-point="1" svg:d="m18428 15192c1387 0 2657 6350-2540 6350">
          <text:p/>
        </draw:connector>
        <draw:frame draw:style-name="gr4" draw:text-style-name="P1" draw:layer="layout" svg:width="0.875cm" svg:height="0.964cm" svg:x="18.378cm" svg:y="17.826cm">
          <draw:text-box>
            <text:p text:style-name="P1">&lt;</text:p>
          </draw:text-box>
        </draw:frame>
        <draw:ellipse draw:style-name="gr1" draw:text-style-name="P1" draw:id="id7" draw:layer="layout" svg:width="3.81cm" svg:height="3.175cm" svg:x="8.903cm" svg:y="5.445cm">
          <text:p text:style-name="P1">Jog</text:p>
        </draw:ellipse>
        <draw:connector draw:style-name="gr2" draw:text-style-name="P1" draw:layer="layout" draw:type="curve" svg:x1="10.808cm" svg:y1="11.065cm" svg:x2="10.808cm" svg:y2="8.62cm" draw:start-shape="id2" draw:start-glue-point="0" draw:end-shape="id7" draw:end-glue-point="2" svg:d="m10808 11065v-2445">
          <text:p/>
        </draw:connector>
        <draw:frame draw:style-name="gr4" draw:text-style-name="P1" draw:layer="layout" svg:width="1.137cm" svg:height="0.964cm" svg:x="10.664cm" svg:y="9.332cm">
          <draw:text-box>
            <text:p text:style-name="P1">J</text:p>
          </draw:text-box>
        </draw:frame>
        <draw:frame draw:style-name="gr4" draw:layer="layout" svg:width="0.925cm" svg:height="0.964cm" svg:x="8.482cm" svg:y="10.262cm">
          <draw:text-box>
            <text:p>B</text:p>
          </draw:text-box>
        </draw:frame>
        <draw:frame draw:style-name="gr6" draw:layer="layout" svg:width="6.35cm" svg:height="3.099cm" svg:x="8.903cm" svg:y="1.635cm">
          <draw:text-box>
            <text:p>Diagnostic Program </text:p>
            <text:p>Motor Menu 1</text:p>
            <text:p>State Transition Diagra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 Peirce</meta:initial-creator>
    <meta:creation-date>2010-05-14T12:58:58.18</meta:creation-date>
    <dc:date>2010-05-14T14:20:26.85</dc:date>
    <dc:creator>Dan Peirce</dc:creator>
    <meta:editing-duration>PT00H04M45S</meta:editing-duration>
    <meta:editing-cycles>1</meta:editing-cycles>
    <meta:document-statistic meta:object-count="32"/>
    <meta:generator>OpenOffice.org/3.2$Win32 OpenOffice.org_project/320m12$Build-9483</meta:generator>
  </office:meta>
</office:document-meta>
</file>